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F2000001F9D0B3999FBC5086D7.eps" manifest:media-type="image/x-eps"/>
  <manifest:file-entry manifest:full-path="Pictures/1000000100000299000002A21CC038801531E28C.png" manifest:media-type="image/png"/>
  <manifest:file-entry manifest:full-path="Pictures/1000000100000299000002A2EFA8CC6317666EBF.png" manifest:media-type="image/png"/>
  <manifest:file-entry manifest:full-path="Pictures/20000002000001F2000001F90C41B3BAB9D667DE.eps" manifest:media-type="image/x-eps"/>
  <manifest:file-entry manifest:full-path="Pictures/1000000100000299000002A224B3F69DDDC9C55D.png" manifest:media-type="image/png"/>
  <manifest:file-entry manifest:full-path="Pictures/20000002000001F2000001F9DFDDC38EE5520DD0.eps" manifest:media-type="image/x-eps"/>
  <manifest:file-entry manifest:full-path="Pictures/1000000100000299000002A2C836776C7F83E42C.png" manifest:media-type="image/png"/>
  <manifest:file-entry manifest:full-path="Pictures/20000002000001F2000001F9DF4447EC299CD79F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94cm" svg:height="0.962cm" svg:x="2.032cm" svg:y="1.524cm">
          <draw:text-box>
            <text:p>HGLGY</text:p>
          </draw:text-box>
        </draw:frame>
        <draw:frame draw:style-name="gr2" draw:text-style-name="P2" draw:layer="layout" svg:width="15.53cm" svg:height="15.749cm" svg:x="5.806cm" svg:y="0cm">
          <draw:image xlink:href="Pictures/20000002000001F2000001F9DF4447EC299CD79F.eps" xlink:type="simple" xlink:show="embed" xlink:actuate="onLoad" draw:mime-type="image/x-svm">
            <text:p/>
          </draw:image>
          <draw:image xlink:href="Pictures/1000000100000299000002A2C836776C7F83E42C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.794cm" svg:height="0.962cm" svg:x="2.032cm" svg:y="1.524cm">
          <draw:text-box>
            <text:p>RGLGY</text:p>
          </draw:text-box>
        </draw:frame>
        <draw:frame draw:style-name="gr2" draw:text-style-name="P2" draw:layer="layout" svg:width="15.53cm" svg:height="15.749cm" svg:x="5.806cm" svg:y="0cm">
          <draw:image xlink:href="Pictures/20000002000001F2000001F9DFDDC38EE5520DD0.eps" xlink:type="simple" xlink:show="embed" xlink:actuate="onLoad" draw:mime-type="image/x-svm">
            <text:p/>
          </draw:image>
          <draw:image xlink:href="Pictures/1000000100000299000002A224B3F69DDDC9C55D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2.794cm" svg:height="1.673cm" svg:x="2.032cm" svg:y="1.524cm">
          <draw:text-box>
            <text:p>RGSGY</text:p>
          </draw:text-box>
        </draw:frame>
        <draw:frame draw:style-name="gr2" draw:text-style-name="P2" draw:layer="layout" svg:width="15.53cm" svg:height="15.749cm" svg:x="6.604cm" svg:y="0cm">
          <draw:image xlink:href="Pictures/20000002000001F2000001F90C41B3BAB9D667DE.eps" xlink:type="simple" xlink:show="embed" xlink:actuate="onLoad" draw:mime-type="image/x-svm">
            <text:p/>
          </draw:image>
          <draw:image xlink:href="Pictures/1000000100000299000002A2EFA8CC6317666EBF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.794cm" svg:height="0.962cm" svg:x="2.032cm" svg:y="1.524cm">
          <draw:text-box>
            <text:p>RSGSY</text:p>
          </draw:text-box>
        </draw:frame>
        <draw:frame draw:style-name="gr2" draw:text-style-name="P2" draw:layer="layout" svg:width="15.53cm" svg:height="15.749cm" svg:x="6.568cm" svg:y="-0.001cm">
          <draw:image xlink:href="Pictures/20000002000001F2000001F9D0B3999FBC5086D7.eps" xlink:type="simple" xlink:show="embed" xlink:actuate="onLoad" draw:mime-type="image/x-svm">
            <text:p/>
          </draw:image>
          <draw:image xlink:href="Pictures/1000000100000299000002A21CC038801531E28C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18:32:42.779728130</meta:creation-date>
    <dc:date>2022-12-06T21:25:48.542137556</dc:date>
    <meta:editing-duration>PT23M17S</meta:editing-duration>
    <meta:editing-cycles>2</meta:editing-cycles>
    <meta:generator>LibreOffice/7.3.6.2$Linux_X86_64 LibreOffice_project/30$Build-2</meta:generator>
    <meta:document-statistic meta:object-count="37"/>
  </office:meta>
</office:document-meta>
</file>